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b577" officeooo:paragraph-rsid="0018b577"/>
    </style:style>
    <style:style style:name="P2" style:family="paragraph" style:parent-style-name="Standard">
      <style:text-properties officeooo:rsid="00199dbd" officeooo:paragraph-rsid="00199dbd"/>
    </style:style>
    <style:style style:name="P3" style:family="paragraph" style:parent-style-name="Standard">
      <style:text-properties officeooo:rsid="001b4a25" officeooo:paragraph-rsid="001b4a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Scoters – coach at le wagon</text:p>
      <text:p text:style-name="P1"/>
      <text:p text:style-name="P1">Au lieu de faire 3 fois la meme chose, autant ecrire un script pour automatiser la chose.</text:p>
      <text:p text:style-name="P1"/>
      <text:p text:style-name="P1">Version control mnagement system tells you the answers of why and when a document has changed, and what has changed inside it. Also I need to know who did that change. </text:p>
      <text:p text:style-name="P1">Google doc is not a good solution because you need to keep the same colours and fonts. </text:p>
      <text:p text:style-name="P1"/>
      <text:p text:style-name="P1">Apparently the whole german legislation is on Github. </text:p>
      <text:p text:style-name="P1">Use a source control management (SCM system). </text:p>
      <text:p text:style-name="P1"/>
      <text:p text:style-name="P2">Terminal: ls list all; cd change directory</text:p>
      <text:p text:style-name="P2">mkdir make directory</text:p>
      <text:p text:style-name="P3">git init: juste la 1ere fois pour initialiser le programme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2T18:46:25.534920395</meta:creation-date>
    <dc:date>2015-09-22T19:20:21.925721434</dc:date>
    <meta:editing-duration>PT3M35S</meta:editing-duration>
    <meta:editing-cycles>1</meta:editing-cycles>
    <meta:document-statistic meta:table-count="0" meta:image-count="0" meta:object-count="0" meta:page-count="1" meta:paragraph-count="9" meta:word-count="106" meta:character-count="597" meta:non-whitespace-character-count="495"/>
    <meta:generator>LibreOffice/4.2.8.2$Linux_X86_64 LibreOffice_project/420m0$Build-2</meta:generator>
  </office:meta>
</office:document-meta>
</file>